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7.952cm" svg:y="14.582cm">
            <draw:object draw:notify-on-update-of-ranges="Sheet1.B51:Sheet1.B57 Sheet1.D51:Sheet1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7.649cm" svg:y="5.047cm">
            <draw:object draw:notify-on-update-of-ranges="Sheet1.B2:Sheet1.B8 Sheet1.D2:Sheet1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mit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mart</text:p>
          </table:table-cell>
          <table:table-cell table:style-name="ce2" office:value-type="string" calcext:value-type="string">
            <text:p>Pack-Merge</text:p>
          </table:table-cell>
          <table:table-cell table:style-name="ce2"/>
          <table:table-cell table:style-name="ce1" table:number-columns-repeated="16378"/>
        </table:table-row>
        <table:table-row table:style-name="ro1">
          <table:table-cell office:value-type="string" calcext:value-type="string">
            <text:p>dickens</text:p>
          </table:table-cell>
          <table:table-cell office:value-type="float" office:value="9" calcext:value-type="float">
            <text:p>9</text:p>
          </table:table-cell>
          <table:table-cell office:value-type="percentage" office:value="0.596248" calcext:value-type="percentage">
            <text:p>59,625 %</text:p>
          </table:table-cell>
          <table:table-cell table:number-columns-repeated="2" office:value-type="percentage" office:value="0.587847" calcext:value-type="percentage">
            <text:p>58,78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ckens</text:p>
          </table:table-cell>
          <table:table-cell office:value-type="float" office:value="10" calcext:value-type="float">
            <text:p>10</text:p>
          </table:table-cell>
          <table:table-cell office:value-type="percentage" office:value="0.580069" calcext:value-type="percentage">
            <text:p>58,007 %</text:p>
          </table:table-cell>
          <table:table-cell table:number-columns-repeated="2" office:value-type="percentage" office:value="0.578427" calcext:value-type="percentage">
            <text:p>57,843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ckens</text:p>
          </table:table-cell>
          <table:table-cell office:value-type="float" office:value="11" calcext:value-type="float">
            <text:p>11</text:p>
          </table:table-cell>
          <table:table-cell office:value-type="percentage" office:value="0.575867" calcext:value-type="percentage">
            <text:p>57,587 %</text:p>
          </table:table-cell>
          <table:table-cell table:number-columns-repeated="2" office:value-type="percentage" office:value="0.574684" calcext:value-type="percentage">
            <text:p>57,468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ckens</text:p>
          </table:table-cell>
          <table:table-cell office:value-type="float" office:value="12" calcext:value-type="float">
            <text:p>12</text:p>
          </table:table-cell>
          <table:table-cell office:value-type="percentage" office:value="0.573769" calcext:value-type="percentage">
            <text:p>57,377 %</text:p>
          </table:table-cell>
          <table:table-cell table:number-columns-repeated="2" office:value-type="percentage" office:value="0.572867" calcext:value-type="percentage">
            <text:p>57,287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ckens</text:p>
          </table:table-cell>
          <table:table-cell office:value-type="float" office:value="13" calcext:value-type="float">
            <text:p>13</text:p>
          </table:table-cell>
          <table:table-cell office:value-type="percentage" office:value="0.57258" calcext:value-type="percentage">
            <text:p>57,258 %</text:p>
          </table:table-cell>
          <table:table-cell office:value-type="percentage" office:value="0.572127" calcext:value-type="percentage">
            <text:p>57,213 %</text:p>
          </table:table-cell>
          <table:table-cell office:value-type="percentage" office:value="0.572117" calcext:value-type="percentage">
            <text:p>57,212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ckens</text:p>
          </table:table-cell>
          <table:table-cell office:value-type="float" office:value="14" calcext:value-type="float">
            <text:p>14</text:p>
          </table:table-cell>
          <table:table-cell office:value-type="percentage" office:value="0.571973" calcext:value-type="percentage">
            <text:p>57,197 %</text:p>
          </table:table-cell>
          <table:table-cell office:value-type="percentage" office:value="0.571878" calcext:value-type="percentage">
            <text:p>57,188 %</text:p>
          </table:table-cell>
          <table:table-cell office:value-type="percentage" office:value="0.571807" calcext:value-type="percentage">
            <text:p>57,181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ckens</text:p>
          </table:table-cell>
          <table:table-cell office:value-type="float" office:value="15" calcext:value-type="float">
            <text:p>15</text:p>
          </table:table-cell>
          <table:table-cell office:value-type="percentage" office:value="0.571731" calcext:value-type="percentage">
            <text:p>57,173 %</text:p>
          </table:table-cell>
          <table:table-cell office:value-type="percentage" office:value="0.571709" calcext:value-type="percentage">
            <text:p>57,171 %</text:p>
          </table:table-cell>
          <table:table-cell office:value-type="percentage" office:value="0.571689" calcext:value-type="percentage">
            <text:p>57,169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9" calcext:value-type="float">
            <text:p>9</text:p>
          </table:table-cell>
          <table:table-cell office:value-type="percentage" office:value="0.794031" calcext:value-type="percentage">
            <text:p>79,403 %</text:p>
          </table:table-cell>
          <table:table-cell table:number-columns-repeated="2" office:value-type="percentage" office:value="0.790972" calcext:value-type="percentage">
            <text:p>79,097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0" calcext:value-type="float">
            <text:p>10</text:p>
          </table:table-cell>
          <table:table-cell office:value-type="percentage" office:value="0.780743" calcext:value-type="percentage">
            <text:p>78,074 %</text:p>
          </table:table-cell>
          <table:table-cell table:number-columns-repeated="2" office:value-type="percentage" office:value="0.780703" calcext:value-type="percentage">
            <text:p>78,07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percentage" office:value="0.780486" calcext:value-type="percentage">
            <text:p>78,049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percentage" office:value="0.780486" calcext:value-type="percentage">
            <text:p>78,049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percentage" office:value="0.780486" calcext:value-type="percentage">
            <text:p>78,049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percentage" office:value="0.780486" calcext:value-type="percentage">
            <text:p>78,049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percentage" office:value="0.780486" calcext:value-type="percentage">
            <text:p>78,049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9" calcext:value-type="float">
            <text:p>9</text:p>
          </table:table-cell>
          <table:table-cell office:value-type="percentage" office:value="0.516026" calcext:value-type="percentage">
            <text:p>51,603 %</text:p>
          </table:table-cell>
          <table:table-cell office:value-type="percentage" office:value="0.514514" calcext:value-type="percentage">
            <text:p>51,451 %</text:p>
          </table:table-cell>
          <table:table-cell office:value-type="percentage" office:value="0.514489" calcext:value-type="percentage">
            <text:p>51,449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0" calcext:value-type="float">
            <text:p>10</text:p>
          </table:table-cell>
          <table:table-cell office:value-type="percentage" office:value="0.470472" calcext:value-type="percentage">
            <text:p>47,047 %</text:p>
          </table:table-cell>
          <table:table-cell office:value-type="percentage" office:value="0.467126" calcext:value-type="percentage">
            <text:p>46,713 %</text:p>
          </table:table-cell>
          <table:table-cell office:value-type="percentage" office:value="0.467123" calcext:value-type="percentage">
            <text:p>46,712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percentage" office:value="0.463652" calcext:value-type="percentage">
            <text:p>46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percentage" office:value="0.463652" calcext:value-type="percentage">
            <text:p>46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percentage" office:value="0.463652" calcext:value-type="percentage">
            <text:p>46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percentage" office:value="0.463652" calcext:value-type="percentage">
            <text:p>46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percentage" office:value="0.463652" calcext:value-type="percentage">
            <text:p>46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9" calcext:value-type="float">
            <text:p>9</text:p>
          </table:table-cell>
          <table:table-cell office:value-type="percentage" office:value="0.31632" calcext:value-type="percentage">
            <text:p>31,632 %</text:p>
          </table:table-cell>
          <table:table-cell table:number-columns-repeated="2" office:value-type="percentage" office:value="0.315262" calcext:value-type="percentage">
            <text:p>31,526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10" calcext:value-type="float">
            <text:p>10</text:p>
          </table:table-cell>
          <table:table-cell office:value-type="percentage" office:value="0.309944" calcext:value-type="percentage">
            <text:p>30,994 %</text:p>
          </table:table-cell>
          <table:table-cell table:number-columns-repeated="2" office:value-type="percentage" office:value="0.308129" calcext:value-type="percentage">
            <text:p>30,813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11" calcext:value-type="float">
            <text:p>11</text:p>
          </table:table-cell>
          <table:table-cell office:value-type="percentage" office:value="0.306561" calcext:value-type="percentage">
            <text:p>30,656 %</text:p>
          </table:table-cell>
          <table:table-cell table:number-columns-repeated="2" office:value-type="percentage" office:value="0.305813" calcext:value-type="percentage">
            <text:p>30,581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12" calcext:value-type="float">
            <text:p>12</text:p>
          </table:table-cell>
          <table:table-cell office:value-type="percentage" office:value="0.305442" calcext:value-type="percentage">
            <text:p>30,544 %</text:p>
          </table:table-cell>
          <table:table-cell office:value-type="percentage" office:value="0.305176" calcext:value-type="percentage">
            <text:p>30,518 %</text:p>
          </table:table-cell>
          <table:table-cell office:value-type="percentage" office:value="0.305168" calcext:value-type="percentage">
            <text:p>30,517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13" calcext:value-type="float">
            <text:p>13</text:p>
          </table:table-cell>
          <table:table-cell office:value-type="percentage" office:value="0.305061" calcext:value-type="percentage">
            <text:p>30,506 %</text:p>
          </table:table-cell>
          <table:table-cell office:value-type="percentage" office:value="0.304959" calcext:value-type="percentage">
            <text:p>30,496 %</text:p>
          </table:table-cell>
          <table:table-cell office:value-type="percentage" office:value="0.304869" calcext:value-type="percentage">
            <text:p>30,487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14" calcext:value-type="float">
            <text:p>14</text:p>
          </table:table-cell>
          <table:table-cell office:value-type="percentage" office:value="0.304854" calcext:value-type="percentage">
            <text:p>30,485 %</text:p>
          </table:table-cell>
          <table:table-cell office:value-type="percentage" office:value="0.304817" calcext:value-type="percentage">
            <text:p>30,482 %</text:p>
          </table:table-cell>
          <table:table-cell office:value-type="percentage" office:value="0.304769" calcext:value-type="percentage">
            <text:p>30,477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15" calcext:value-type="float">
            <text:p>15</text:p>
          </table:table-cell>
          <table:table-cell office:value-type="percentage" office:value="0.304761" calcext:value-type="percentage">
            <text:p>30,476 %</text:p>
          </table:table-cell>
          <table:table-cell office:value-type="percentage" office:value="0.304749" calcext:value-type="percentage">
            <text:p>30,475 %</text:p>
          </table:table-cell>
          <table:table-cell office:value-type="percentage" office:value="0.304731" calcext:value-type="percentage">
            <text:p>30,473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office</text:p>
          </table:table-cell>
          <table:table-cell office:value-type="float" office:value="9" calcext:value-type="float">
            <text:p>9</text:p>
          </table:table-cell>
          <table:table-cell office:value-type="percentage" office:value="0.852209" calcext:value-type="percentage">
            <text:p>85,221 %</text:p>
          </table:table-cell>
          <table:table-cell table:number-columns-repeated="2" office:value-type="percentage" office:value="0.846427" calcext:value-type="percentage">
            <text:p>84,643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office</text:p>
          </table:table-cell>
          <table:table-cell office:value-type="float" office:value="10" calcext:value-type="float">
            <text:p>10</text:p>
          </table:table-cell>
          <table:table-cell office:value-type="percentage" office:value="0.835221" calcext:value-type="percentage">
            <text:p>83,522 %</text:p>
          </table:table-cell>
          <table:table-cell table:number-columns-repeated="2" office:value-type="percentage" office:value="0.834465" calcext:value-type="percentage">
            <text:p>83,447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offic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percentage" office:value="0.832922" calcext:value-type="percentage">
            <text:p>83,292 %</text:p>
          </table:table-cell>
          <table:table-cell office:value-type="percentage" office:value="0.832919" calcext:value-type="percentage">
            <text:p>83,292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offic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percentage" office:value="0.832908" calcext:value-type="percentage">
            <text:p>83,291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office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percentage" office:value="0.832908" calcext:value-type="percentage">
            <text:p>83,291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office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percentage" office:value="0.832908" calcext:value-type="percentage">
            <text:p>83,291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office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percentage" office:value="0.832908" calcext:value-type="percentage">
            <text:p>83,291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sdb</text:p>
          </table:table-cell>
          <table:table-cell office:value-type="float" office:value="9" calcext:value-type="float">
            <text:p>9</text:p>
          </table:table-cell>
          <table:table-cell office:value-type="percentage" office:value="0.868852" calcext:value-type="percentage">
            <text:p>86,885 %</text:p>
          </table:table-cell>
          <table:table-cell table:number-columns-repeated="2" office:value-type="percentage" office:value="0.860244" calcext:value-type="percentage">
            <text:p>86,024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sdb</text:p>
          </table:table-cell>
          <table:table-cell office:value-type="float" office:value="10" calcext:value-type="float">
            <text:p>10</text:p>
          </table:table-cell>
          <table:table-cell office:value-type="percentage" office:value="0.835019" calcext:value-type="percentage">
            <text:p>83,502 %</text:p>
          </table:table-cell>
          <table:table-cell table:number-columns-repeated="2" office:value-type="percentage" office:value="0.832616" calcext:value-type="percentage">
            <text:p>83,262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sdb</text:p>
          </table:table-cell>
          <table:table-cell office:value-type="float" office:value="11" calcext:value-type="float">
            <text:p>11</text:p>
          </table:table-cell>
          <table:table-cell office:value-type="percentage" office:value="0.827837" calcext:value-type="percentage">
            <text:p>82,784 %</text:p>
          </table:table-cell>
          <table:table-cell table:number-columns-repeated="2" office:value-type="percentage" office:value="0.82777" calcext:value-type="percentage">
            <text:p>82,777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sdb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percentage" office:value="0.8271" calcext:value-type="percentage">
            <text:p>82,71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sdb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percentage" office:value="0.8271" calcext:value-type="percentage">
            <text:p>82,71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sdb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percentage" office:value="0.8271" calcext:value-type="percentage">
            <text:p>82,71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sdb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percentage" office:value="0.8271" calcext:value-type="percentage">
            <text:p>82,71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ymont</text:p>
          </table:table-cell>
          <table:table-cell office:value-type="float" office:value="9" calcext:value-type="float">
            <text:p>9</text:p>
          </table:table-cell>
          <table:table-cell office:value-type="percentage" office:value="0.698829" calcext:value-type="percentage">
            <text:p>69,883 %</text:p>
          </table:table-cell>
          <table:table-cell table:number-columns-repeated="2" office:value-type="percentage" office:value="0.693788" calcext:value-type="percentage">
            <text:p>69,379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ymont</text:p>
          </table:table-cell>
          <table:table-cell office:value-type="float" office:value="10" calcext:value-type="float">
            <text:p>10</text:p>
          </table:table-cell>
          <table:table-cell office:value-type="percentage" office:value="0.649824" calcext:value-type="percentage">
            <text:p>64,982 %</text:p>
          </table:table-cell>
          <table:table-cell office:value-type="percentage" office:value="0.643326" calcext:value-type="percentage">
            <text:p>64,333 %</text:p>
          </table:table-cell>
          <table:table-cell office:value-type="percentage" office:value="0.643296" calcext:value-type="percentage">
            <text:p>64,33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ymont</text:p>
          </table:table-cell>
          <table:table-cell office:value-type="float" office:value="11" calcext:value-type="float">
            <text:p>11</text:p>
          </table:table-cell>
          <table:table-cell office:value-type="percentage" office:value="0.627145" calcext:value-type="percentage">
            <text:p>62,715 %</text:p>
          </table:table-cell>
          <table:table-cell office:value-type="percentage" office:value="0.621833" calcext:value-type="percentage">
            <text:p>62,183 %</text:p>
          </table:table-cell>
          <table:table-cell office:value-type="percentage" office:value="0.621769" calcext:value-type="percentage">
            <text:p>62,177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ymont</text:p>
          </table:table-cell>
          <table:table-cell office:value-type="float" office:value="12" calcext:value-type="float">
            <text:p>12</text:p>
          </table:table-cell>
          <table:table-cell office:value-type="percentage" office:value="0.615776" calcext:value-type="percentage">
            <text:p>61,578 %</text:p>
          </table:table-cell>
          <table:table-cell table:number-columns-repeated="2" office:value-type="percentage" office:value="0.613643" calcext:value-type="percentage">
            <text:p>61,364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ymont</text:p>
          </table:table-cell>
          <table:table-cell office:value-type="float" office:value="13" calcext:value-type="float">
            <text:p>13</text:p>
          </table:table-cell>
          <table:table-cell office:value-type="percentage" office:value="0.611358" calcext:value-type="percentage">
            <text:p>61,136 %</text:p>
          </table:table-cell>
          <table:table-cell office:value-type="percentage" office:value="0.610146" calcext:value-type="percentage">
            <text:p>61,015 %</text:p>
          </table:table-cell>
          <table:table-cell office:value-type="percentage" office:value="0.610145" calcext:value-type="percentage">
            <text:p>61,014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ymont</text:p>
          </table:table-cell>
          <table:table-cell office:value-type="float" office:value="14" calcext:value-type="float">
            <text:p>14</text:p>
          </table:table-cell>
          <table:table-cell office:value-type="percentage" office:value="0.609164" calcext:value-type="percentage">
            <text:p>60,916 %</text:p>
          </table:table-cell>
          <table:table-cell office:value-type="percentage" office:value="0.608764" calcext:value-type="percentage">
            <text:p>60,876 %</text:p>
          </table:table-cell>
          <table:table-cell office:value-type="percentage" office:value="0.608689" calcext:value-type="percentage">
            <text:p>60,869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ymont</text:p>
          </table:table-cell>
          <table:table-cell office:value-type="float" office:value="15" calcext:value-type="float">
            <text:p>15</text:p>
          </table:table-cell>
          <table:table-cell office:value-type="percentage" office:value="0.608335" calcext:value-type="percentage">
            <text:p>60,833 %</text:p>
          </table:table-cell>
          <table:table-cell table:number-columns-repeated="2" office:value-type="percentage" office:value="0.608304" calcext:value-type="percentage">
            <text:p>60,83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9" calcext:value-type="float">
            <text:p>9</text:p>
          </table:table-cell>
          <table:table-cell office:value-type="percentage" office:value="0.823208" calcext:value-type="percentage">
            <text:p>82,321 %</text:p>
          </table:table-cell>
          <table:table-cell office:value-type="percentage" office:value="0.809923" calcext:value-type="percentage">
            <text:p>80,992 %</text:p>
          </table:table-cell>
          <table:table-cell office:value-type="percentage" office:value="0.809912" calcext:value-type="percentage">
            <text:p>80,991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10" calcext:value-type="float">
            <text:p>10</text:p>
          </table:table-cell>
          <table:table-cell office:value-type="percentage" office:value="0.785419" calcext:value-type="percentage">
            <text:p>78,542 %</text:p>
          </table:table-cell>
          <table:table-cell office:value-type="percentage" office:value="0.778912" calcext:value-type="percentage">
            <text:p>77,891 %</text:p>
          </table:table-cell>
          <table:table-cell office:value-type="percentage" office:value="0.778877" calcext:value-type="percentage">
            <text:p>77,888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11" calcext:value-type="float">
            <text:p>11</text:p>
          </table:table-cell>
          <table:table-cell office:value-type="percentage" office:value="0.770034" calcext:value-type="percentage">
            <text:p>77,003 %</text:p>
          </table:table-cell>
          <table:table-cell table:number-columns-repeated="2" office:value-type="percentage" office:value="0.768275" calcext:value-type="percentage">
            <text:p>76,828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percentage" office:value="0.765817" calcext:value-type="percentage">
            <text:p>76,582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percentage" office:value="0.765817" calcext:value-type="percentage">
            <text:p>76,582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percentage" office:value="0.765817" calcext:value-type="percentage">
            <text:p>76,582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percentage" office:value="0.765817" calcext:value-type="percentage">
            <text:p>76,582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percentage" office:value="0.943646" calcext:value-type="percentage">
            <text:p>94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percentage" office:value="0.943646" calcext:value-type="percentage">
            <text:p>94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percentage" office:value="0.943646" calcext:value-type="percentage">
            <text:p>94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percentage" office:value="0.943646" calcext:value-type="percentage">
            <text:p>94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percentage" office:value="0.943646" calcext:value-type="percentage">
            <text:p>94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percentage" office:value="0.943646" calcext:value-type="percentage">
            <text:p>94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percentage" office:value="0.943646" calcext:value-type="percentage">
            <text:p>94,36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bster</text:p>
          </table:table-cell>
          <table:table-cell office:value-type="float" office:value="9" calcext:value-type="float">
            <text:p>9</text:p>
          </table:table-cell>
          <table:table-cell office:value-type="percentage" office:value="0.644178" calcext:value-type="percentage">
            <text:p>64,418 %</text:p>
          </table:table-cell>
          <table:table-cell table:number-columns-repeated="2" office:value-type="percentage" office:value="0.636597" calcext:value-type="percentage">
            <text:p>63,66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bster</text:p>
          </table:table-cell>
          <table:table-cell office:value-type="float" office:value="10" calcext:value-type="float">
            <text:p>10</text:p>
          </table:table-cell>
          <table:table-cell office:value-type="percentage" office:value="0.632573" calcext:value-type="percentage">
            <text:p>63,257 %</text:p>
          </table:table-cell>
          <table:table-cell office:value-type="percentage" office:value="0.629673" calcext:value-type="percentage">
            <text:p>62,967 %</text:p>
          </table:table-cell>
          <table:table-cell office:value-type="percentage" office:value="0.629671" calcext:value-type="percentage">
            <text:p>62,967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bster</text:p>
          </table:table-cell>
          <table:table-cell office:value-type="float" office:value="11" calcext:value-type="float">
            <text:p>11</text:p>
          </table:table-cell>
          <table:table-cell office:value-type="percentage" office:value="0.62789" calcext:value-type="percentage">
            <text:p>62,789 %</text:p>
          </table:table-cell>
          <table:table-cell office:value-type="percentage" office:value="0.627061" calcext:value-type="percentage">
            <text:p>62,706 %</text:p>
          </table:table-cell>
          <table:table-cell office:value-type="percentage" office:value="0.627015" calcext:value-type="percentage">
            <text:p>62,701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bster</text:p>
          </table:table-cell>
          <table:table-cell office:value-type="float" office:value="12" calcext:value-type="float">
            <text:p>12</text:p>
          </table:table-cell>
          <table:table-cell office:value-type="percentage" office:value="0.626097" calcext:value-type="percentage">
            <text:p>62,610 %</text:p>
          </table:table-cell>
          <table:table-cell office:value-type="percentage" office:value="0.626049" calcext:value-type="percentage">
            <text:p>62,605 %</text:p>
          </table:table-cell>
          <table:table-cell office:value-type="percentage" office:value="0.626002" calcext:value-type="percentage">
            <text:p>62,60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bster</text:p>
          </table:table-cell>
          <table:table-cell office:value-type="float" office:value="13" calcext:value-type="float">
            <text:p>13</text:p>
          </table:table-cell>
          <table:table-cell office:value-type="percentage" office:value="0.625718" calcext:value-type="percentage">
            <text:p>62,572 %</text:p>
          </table:table-cell>
          <table:table-cell table:number-columns-repeated="2" office:value-type="percentage" office:value="0.625619" calcext:value-type="percentage">
            <text:p>62,562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bster</text:p>
          </table:table-cell>
          <table:table-cell office:value-type="float" office:value="14" calcext:value-type="float">
            <text:p>14</text:p>
          </table:table-cell>
          <table:table-cell office:value-type="percentage" office:value="0.625522" calcext:value-type="percentage">
            <text:p>62,552 %</text:p>
          </table:table-cell>
          <table:table-cell office:value-type="percentage" office:value="0.6255" calcext:value-type="percentage">
            <text:p>62,550 %</text:p>
          </table:table-cell>
          <table:table-cell office:value-type="percentage" office:value="0.625498" calcext:value-type="percentage">
            <text:p>62,55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bster</text:p>
          </table:table-cell>
          <table:table-cell office:value-type="float" office:value="15" calcext:value-type="float">
            <text:p>15</text:p>
          </table:table-cell>
          <table:table-cell office:value-type="percentage" office:value="0.625461" calcext:value-type="percentage">
            <text:p>62,546 %</text:p>
          </table:table-cell>
          <table:table-cell table:number-columns-repeated="2" office:value-type="percentage" office:value="0.625448" calcext:value-type="percentage">
            <text:p>62,54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-ray</text:p>
          </table:table-cell>
          <table:table-cell office:value-type="float" office:value="9" calcext:value-type="float">
            <text:p>9</text:p>
          </table:table-cell>
          <table:table-cell office:value-type="percentage" office:value="0.8296" calcext:value-type="percentage">
            <text:p>82,960 %</text:p>
          </table:table-cell>
          <table:table-cell office:value-type="percentage" office:value="0.829074" calcext:value-type="percentage">
            <text:p>82,907 %</text:p>
          </table:table-cell>
          <table:table-cell office:value-type="percentage" office:value="0.828827" calcext:value-type="percentage">
            <text:p>82,883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-ray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percentage" office:value="0.82855" calcext:value-type="percentage">
            <text:p>82,85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-ray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percentage" office:value="0.82855" calcext:value-type="percentage">
            <text:p>82,85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-ra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percentage" office:value="0.82855" calcext:value-type="percentage">
            <text:p>82,85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-ray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percentage" office:value="0.82855" calcext:value-type="percentage">
            <text:p>82,85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-ray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percentage" office:value="0.82855" calcext:value-type="percentage">
            <text:p>82,85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-ray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percentage" office:value="0.82855" calcext:value-type="percentage">
            <text:p>82,85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9" calcext:value-type="float">
            <text:p>9</text:p>
          </table:table-cell>
          <table:table-cell office:value-type="percentage" office:value="0.705301" calcext:value-type="percentage">
            <text:p>70,530 %</text:p>
          </table:table-cell>
          <table:table-cell table:number-columns-repeated="2" office:value-type="percentage" office:value="0.70196" calcext:value-type="percentage">
            <text:p>70,196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0" calcext:value-type="float">
            <text:p>10</text:p>
          </table:table-cell>
          <table:table-cell office:value-type="percentage" office:value="0.699159" calcext:value-type="percentage">
            <text:p>69,916 %</text:p>
          </table:table-cell>
          <table:table-cell table:number-columns-repeated="2" office:value-type="percentage" office:value="0.697484" calcext:value-type="percentage">
            <text:p>69,748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1" calcext:value-type="float">
            <text:p>11</text:p>
          </table:table-cell>
          <table:table-cell office:value-type="percentage" office:value="0.69619" calcext:value-type="percentage">
            <text:p>69,619 %</text:p>
          </table:table-cell>
          <table:table-cell table:number-columns-repeated="2" office:value-type="percentage" office:value="0.695597" calcext:value-type="percentage">
            <text:p>69,56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2" calcext:value-type="float">
            <text:p>12</text:p>
          </table:table-cell>
          <table:table-cell office:value-type="percentage" office:value="0.695132" calcext:value-type="percentage">
            <text:p>69,513 %</text:p>
          </table:table-cell>
          <table:table-cell table:number-columns-repeated="2" office:value-type="percentage" office:value="0.694854" calcext:value-type="percentage">
            <text:p>69,485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3" calcext:value-type="float">
            <text:p>13</text:p>
          </table:table-cell>
          <table:table-cell office:value-type="percentage" office:value="0.694678" calcext:value-type="percentage">
            <text:p>69,468 %</text:p>
          </table:table-cell>
          <table:table-cell office:value-type="percentage" office:value="0.694535" calcext:value-type="percentage">
            <text:p>69,454 %</text:p>
          </table:table-cell>
          <table:table-cell office:value-type="percentage" office:value="0.694533" calcext:value-type="percentage">
            <text:p>69,453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4" calcext:value-type="float">
            <text:p>14</text:p>
          </table:table-cell>
          <table:table-cell office:value-type="percentage" office:value="0.694475" calcext:value-type="percentage">
            <text:p>69,448 %</text:p>
          </table:table-cell>
          <table:table-cell office:value-type="percentage" office:value="0.694403" calcext:value-type="percentage">
            <text:p>69,440 %</text:p>
          </table:table-cell>
          <table:table-cell office:value-type="percentage" office:value="0.6944" calcext:value-type="percentage">
            <text:p>69,440 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5" calcext:value-type="float">
            <text:p>15</text:p>
          </table:table-cell>
          <table:table-cell office:value-type="percentage" office:value="0.694364" calcext:value-type="percentage">
            <text:p>69,436 %</text:p>
          </table:table-cell>
          <table:table-cell table:number-columns-repeated="2" office:value-type="percentage" office:value="0.694324" calcext:value-type="percentage">
            <text:p>69,432 %</text:p>
          </table:table-cell>
          <table:table-cell table:number-columns-repeated="16379"/>
        </table:table-row>
        <table:table-row table:style-name="ro1" table:number-rows-repeated="104849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4" number:min-decimal-places="4" number:min-integer-digits="1"/>
      <number:text> %</number:text>
    </number:percentage-style>
    <number:percentage-style style:name="N115">
      <number:number number:decimal-places="3" number:min-decimal-places="3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8:02.293000000</meta:creation-date>
    <dc:date>2024-05-19T21:49:58.531000000</dc:date>
    <meta:editing-duration>PT3H51M56S</meta:editing-duration>
    <meta:editing-cycles>1</meta:editing-cycles>
    <meta:document-statistic meta:table-count="1" meta:cell-count="425" meta:object-count="2"/>
    <meta:generator>LibreOffice/7.6.4.1$Windows_X86_64 LibreOffice_project/e19e193f88cd6c0525a17fb7a176ed8e6a3e2a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5">
      <number:number number:decimal-places="3" number:min-decimal-places="3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9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B51:Sheet1.B57 Sheet1.D51:Sheet1.D57" svg:x="0.319cm" svg:y="0.18cm" svg:width="15.36cm" svg:height="8.646cm">
          <chart:coordinate-region svg:x="2.025cm" svg:y="0.379cm" svg:width="13.467cm" svg:height="7.8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51:Sheet1.D57" chart:class="chart:scatter">
            <chart:domain table:cell-range-address="Sheet1.B51:Sheet1.B57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1:Sheet1.B57</svg:desc>
                </draw:g>
              </table:table-cell>
              <table:table-cell office:value-type="float" office:value="0.809923">
                <text:p>0.809923</text:p>
                <draw:g>
                  <svg:desc>Sheet1.D51:Sheet1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778912">
                <text:p>0.778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768275">
                <text:p>0.768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765817">
                <text:p>0.765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765817">
                <text:p>0.765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765817">
                <text:p>0.765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765817">
                <text:p>0.76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5">
      <number:number number:decimal-places="3" number:min-decimal-places="3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9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B2:Sheet1.B8 Sheet1.D2:Sheet1.D8" svg:x="0.319cm" svg:y="0.18cm" svg:width="15.36cm" svg:height="8.645cm">
          <chart:coordinate-region svg:x="2.025cm" svg:y="0.38cm" svg:width="13.467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class="chart:scatter">
            <chart:domain table:cell-range-address="Sheet1.B2:Sheet1.B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2:Sheet1.B8</svg:desc>
                </draw:g>
              </table:table-cell>
              <table:table-cell office:value-type="float" office:value="0.587847">
                <text:p>0.587847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78427">
                <text:p>0.578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574684">
                <text:p>0.574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572867">
                <text:p>0.572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572127">
                <text:p>0.572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571878">
                <text:p>0.57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571709">
                <text:p>0.5717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